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00000043899201AD51D5A3679.png" manifest:media-type="image/png"/>
  <manifest:file-entry manifest:full-path="Pictures/1000000100000480000002885EB6670E552B0D0D.png" manifest:media-type="image/png"/>
  <manifest:file-entry manifest:full-path="Pictures/100000010000048000000120471D25BDB7ED9DC9.png" manifest:media-type="image/png"/>
  <manifest:file-entry manifest:full-path="Pictures/1000000100000480000001203A71609B253F5EB9.png" manifest:media-type="image/png"/>
  <manifest:file-entry manifest:full-path="Pictures/100000010000024000000168FB94C59064A450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presentação Executiv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sumo dos Resultados </text:p>
          </draw:text-box>
        </draw:frame>
        <draw:frame presentation:style-name="pr4" draw:layer="layout" svg:width="5cm" svg:height="3.5cm" svg:x="21.5cm" svg:y="4cm" presentation:class="outline" presentation:user-transformed="true">
          <draw:text-box>
            <text:list text:style-name="L2">
              <text:list-item>
                <text:p>De 2017 a 2018 subiu 20%</text:p>
              </text:list-item>
            </text:list>
          </draw:text-box>
        </draw:frame>
        <draw:frame draw:style-name="gr2" draw:text-style-name="P2" draw:layer="layout" svg:width="21cm" svg:height="12.701cm" svg:x="3cm" svg:y="1.299cm">
          <draw:image xlink:href="Pictures/100000010000024000000168FB94C59064A45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Resumo dos Resultados </text:p>
          </draw:text-box>
        </draw:frame>
        <draw:frame presentation:style-name="pr7" draw:layer="layout" svg:width="9cm" svg:height="3.5cm" svg:x="18cm" svg:y="2.5cm" presentation:class="outline" presentation:placeholder="true" presentation:user-transformed="true">
          <draw:text-box/>
        </draw:frame>
        <draw:frame draw:style-name="gr2" draw:text-style-name="P2" draw:layer="layout" svg:width="32.009cm" svg:height="8cm" svg:x="-3cm" svg:y="5cm">
          <draw:image xlink:href="Pictures/1000000100000480000001203A71609B253F5E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Resumo dos Resultados </text:p>
          </draw:text-box>
        </draw:frame>
        <draw:frame presentation:style-name="pr7" draw:layer="layout" svg:width="10cm" svg:height="3.5cm" svg:x="17.5cm" svg:y="2.5cm" presentation:class="outline" presentation:user-transformed="true">
          <draw:text-box>
            <text:list text:style-name="L2">
              <text:list-item>
                <text:p>Itens de tecnologia <text:s/>vem subindo desde 2016 60%</text:p>
              </text:list-item>
            </text:list>
          </draw:text-box>
        </draw:frame>
        <draw:frame draw:style-name="gr2" draw:text-style-name="P2" draw:layer="layout" svg:width="27.999cm" svg:height="6.998cm" svg:x="0.501cm" svg:y="6cm">
          <draw:image xlink:href="Pictures/100000010000048000000120471D25BDB7ED9D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Resumo dos Resultados </text:p>
          </draw:text-box>
        </draw:frame>
        <draw:frame draw:style-name="gr2" draw:text-style-name="P2" draw:layer="layout" svg:width="17.778cm" svg:height="10cm" svg:x="5.111cm" svg:y="3.5cm" presentation:class="graphic" presentation:user-transformed="true">
          <draw:image xlink:href="Pictures/1000000100000480000002885EB6670E552B0D0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2">Resumo dos Resultados </text:p>
          </draw:text-box>
        </draw:frame>
        <draw:frame presentation:style-name="pr7" draw:layer="layout" svg:width="26cm" svg:height="10cm" svg:x="-1.5cm" svg:y="3cm" presentation:class="outline" presentation:placeholder="true" presentation:user-transformed="true">
          <draw:text-box/>
        </draw:frame>
        <draw:frame draw:style-name="gr2" draw:text-style-name="P2" draw:layer="layout" svg:width="16cm" svg:height="11.5cm" svg:x="2.5cm" svg:y="2.5cm">
          <draw:image xlink:href="Pictures/10000001000002D00000043899201AD51D5A36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40:27.935944706</meta:creation-date>
    <meta:editing-duration>PT1H27M40S</meta:editing-duration>
    <meta:editing-cycles>4</meta:editing-cycles>
    <meta:generator>LibreOffice/7.5.5.2$Linux_X86_64 LibreOffice_project/50$Build-2</meta:generator>
    <dc:title>Blue Curve</dc:title>
    <dc:date>2024-04-29T13:08:06.336500108</dc:date>
    <meta:document-statistic meta:object-count="62"/>
  </office:meta>
</office:document-meta>
</file>